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cc50" officeooo:paragraph-rsid="0016cc50" style:font-size-asian="11pt" style:font-size-complex="11pt"/>
    </style:style>
    <style:style style:name="P2" style:family="paragraph" style:parent-style-name="Standard">
      <style:text-properties fo:font-size="11pt" officeooo:rsid="0016cc50" officeooo:paragraph-rsid="0018929c" style:font-size-asian="11pt" style:font-size-complex="11pt"/>
    </style:style>
    <style:style style:name="P3" style:family="paragraph" style:parent-style-name="Standard">
      <style:text-properties fo:font-size="11pt" officeooo:rsid="0016cc50" officeooo:paragraph-rsid="0018291a" style:font-size-asian="11pt" style:font-size-complex="11pt"/>
    </style:style>
    <style:style style:name="P4" style:family="paragraph" style:parent-style-name="Standard">
      <style:text-properties fo:font-size="11pt" officeooo:rsid="0016cc50" officeooo:paragraph-rsid="001b200b" style:font-size-asian="11pt" style:font-size-complex="11pt"/>
    </style:style>
    <style:style style:name="P5" style:family="paragraph" style:parent-style-name="Standard">
      <style:text-properties fo:font-size="11pt" officeooo:rsid="0016cc50" officeooo:paragraph-rsid="00195cc2" style:font-size-asian="11pt" style:font-size-complex="11pt"/>
    </style:style>
    <style:style style:name="P6" style:family="paragraph" style:parent-style-name="Standard">
      <style:text-properties fo:font-size="11pt" officeooo:rsid="0016cc50" officeooo:paragraph-rsid="001b31a4" style:font-size-asian="11pt" style:font-size-complex="11pt"/>
    </style:style>
    <style:style style:name="P7" style:family="paragraph" style:parent-style-name="Standard">
      <style:text-properties fo:font-size="11pt" officeooo:rsid="0016cc50" officeooo:paragraph-rsid="001c713c" style:font-size-asian="11pt" style:font-size-complex="11pt"/>
    </style:style>
    <style:style style:name="P8" style:family="paragraph" style:parent-style-name="Standard">
      <style:text-properties fo:font-size="11pt" officeooo:rsid="0016cc50" officeooo:paragraph-rsid="001cd9c0" style:font-size-asian="11pt" style:font-size-complex="11pt"/>
    </style:style>
    <style:style style:name="P9" style:family="paragraph" style:parent-style-name="Standard">
      <style:text-properties fo:font-size="11pt" officeooo:rsid="0016cc50" officeooo:paragraph-rsid="001d02e2" style:font-size-asian="11pt" style:font-size-complex="11pt"/>
    </style:style>
    <style:style style:name="P10" style:family="paragraph" style:parent-style-name="Standard">
      <style:text-properties fo:font-size="11pt" officeooo:rsid="0016cc50" officeooo:paragraph-rsid="001e3a32" style:font-size-asian="11pt" style:font-size-complex="11pt"/>
    </style:style>
    <style:style style:name="P11" style:family="paragraph" style:parent-style-name="Standard">
      <style:text-properties fo:font-size="11pt" officeooo:rsid="0016cc50" officeooo:paragraph-rsid="001fc7b0" style:font-size-asian="11pt" style:font-size-complex="11pt"/>
    </style:style>
    <style:style style:name="P12" style:family="paragraph" style:parent-style-name="Standard">
      <style:text-properties fo:font-size="11pt" officeooo:rsid="001c713c" officeooo:paragraph-rsid="001c713c" style:font-size-asian="11pt" style:font-size-complex="11pt"/>
    </style:style>
    <style:style style:name="T1" style:family="text">
      <style:text-properties officeooo:rsid="0018291a"/>
    </style:style>
    <style:style style:name="T2" style:family="text">
      <style:text-properties officeooo:rsid="0016cc50"/>
    </style:style>
    <style:style style:name="T3" style:family="text">
      <style:text-properties officeooo:rsid="0018929c"/>
    </style:style>
    <style:style style:name="T4" style:family="text">
      <style:text-properties officeooo:rsid="00195cc2"/>
    </style:style>
    <style:style style:name="T5" style:family="text">
      <style:text-properties officeooo:rsid="001b200b"/>
    </style:style>
    <style:style style:name="T6" style:family="text">
      <style:text-properties officeooo:rsid="001b31a4"/>
    </style:style>
    <style:style style:name="T7" style:family="text">
      <style:text-properties officeooo:rsid="001c713c"/>
    </style:style>
    <style:style style:name="T8" style:family="text">
      <style:text-properties officeooo:rsid="001c7fe2"/>
    </style:style>
    <style:style style:name="T9" style:family="text">
      <style:text-properties officeooo:rsid="001cd9c0"/>
    </style:style>
    <style:style style:name="T10" style:family="text">
      <style:text-properties officeooo:rsid="001d02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thompwebdesign.com style guide.</text:p>
      <text:p text:style-name="P1"/>
      <text:p text:style-name="P1"/>
      <text:p text:style-name="P2">Purpose: <text:tab/><text:span text:style-name="T1">To let people know that I can build great websites. </text:span></text:p>
      <text:p text:style-name="P2"><text:span text:style-name="T1"><text:tab/><text:tab/>Let people know I know a bit about web design and development. </text:span></text:p>
      <text:p text:style-name="P2"><text:span text:style-name="T1"><text:tab/><text:tab/>To give advice and tips to other new web developers who are in their forties. </text:span><text:tab/></text:p>
      <text:p text:style-name="P1"/>
      <text:p text:style-name="P2">Voice: <text:tab/><text:tab/><text:span text:style-name="T1">Writing for new web developers who do not have a degree and are do it your self <text:tab/><text:tab/><text:tab/>type of people like me.</text:span></text:p>
      <text:p text:style-name="P2"><text:span text:style-name="T1"><text:tab/><text:tab/>Writing for individuals and small business owners who want a website. <text:s/></text:span></text:p>
      <text:p text:style-name="P1"/>
      <text:p text:style-name="P3">Tone: <text:tab/><text:tab/><text:span text:style-name="T1">Casual: write like I am talking to one person</text:span></text:p>
      <text:p text:style-name="P3"><text:span text:style-name="T1"><text:tab/> <text:s/><text:tab/>Approachable: write like I am helping a friend, don't sound like a know it all.</text:span></text:p>
      <text:p text:style-name="P3"><text:span text:style-name="T1"><text:tab/><text:tab/>Simple : Avoid Jargon as much as possible. Use Plain english.</text:span></text:p>
      <text:p text:style-name="P1"/>
      <text:p text:style-name="P1">Blog Post Title:</text:p>
      <text:p text:style-name="P1"/>
      <text:p text:style-name="P1"><text:tab/><text:tab/>Capitalisation: <text:span text:style-name="T3">No</text:span></text:p>
      <text:p text:style-name="P1"><text:tab/><text:tab/>Word or Character count: <text:span text:style-name="T3">variable (max 7 words)</text:span></text:p>
      <text:p text:style-name="P1"><text:tab/><text:tab/>Labels to special posts:</text:p>
      <text:p text:style-name="P1"><text:tab/><text:tab/>Special formatting:</text:p>
      <text:p text:style-name="P1"/>
      <text:p text:style-name="P1">Blog Post Structure:</text:p>
      <text:p text:style-name="P1"/>
      <text:p text:style-name="P1"><text:tab/><text:tab/>Post length:</text:p>
      <text:p text:style-name="P1"><text:tab/><text:tab/>Paragraph length:</text:p>
      <text:p text:style-name="P1"><text:tab/><text:tab/>Image placement:</text:p>
      <text:p text:style-name="P1"><text:tab/><text:tab/>Headings:</text:p>
      <text:p text:style-name="P1"/>
      <text:p text:style-name="P4">Colors:<text:tab/><text:tab/><text:span text:style-name="T5">#062351</text:span></text:p>
      <text:p text:style-name="P4"><text:tab/><text:tab/><text:span text:style-name="T5">#CCD3DE</text:span></text:p>
      <text:p text:style-name="P4"><text:tab/><text:tab/><text:span text:style-name="T5">#9DA3AB</text:span></text:p>
      <text:p text:style-name="P4"><text:tab/><text:tab/><text:span text:style-name="T5">#C0C9DD</text:span></text:p>
      <text:p text:style-name="P4"><text:tab/><text:tab/><text:span text:style-name="T5">#FFFFFF</text:span></text:p>
      <text:p text:style-name="P4"><text:tab/><text:tab/><text:span text:style-name="T5">#000000</text:span></text:p>
      <text:p text:style-name="P4"><text:tab/><text:tab/><text:span text:style-name="T5">#575A5E</text:span></text:p>
      <text:p text:style-name="P4"><text:tab/><text:tab/><text:span text:style-name="T5">#6E757F</text:span></text:p>
      <text:p text:style-name="P4"><text:tab/><text:tab/></text:p>
      <text:p text:style-name="P1">Fonts:</text:p>
      <text:p text:style-name="P5"><text:tab/><text:tab/><text:span text:style-name="T4">Header Logo: Kelson sans, 1.7em</text:span></text:p>
      <text:p text:style-name="P5"/>
      <text:p text:style-name="P7"><text:tab/><text:tab/>Navigation<text:span text:style-name="T5">(Primary)</text:span>: <text:span text:style-name="T3">Kelson sans, 1em.</text:span></text:p>
      <text:p text:style-name="P7"><text:tab/><text:tab/><text:span text:style-name="T4">Search form b</text:span>utton: <text:span text:style-name="T3">Kelson sans, 1em</text:span></text:p>
      <text:p text:style-name="P7"/>
      <text:p text:style-name="P7"><text:tab/><text:tab/><text:span text:style-name="T4">Intro text: Kelsons sans , 0.9em</text:span></text:p>
      <text:p text:style-name="P8"><text:tab/><text:tab/><text:span text:style-name="T4">Intro <text:s/>H1 : Kelsons sans, <text:s/>1.8em</text:span></text:p>
      <text:p text:style-name="P8"><text:tab/><text:tab/><text:span text:style-name="T4">Intro <text:s/>H2 : Kelson sans, 1em</text:span></text:p>
      <text:p text:style-name="P7"/>
      <text:p text:style-name="P7"><text:tab/><text:tab/><text:span text:style-name="T4">Main content H1:</text:span></text:p>
      <text:p text:style-name="P7"><text:tab/><text:tab/><text:span text:style-name="T4">Main content H2: 1.5em</text:span></text:p>
      <text:p text:style-name="P7"><text:span text:style-name="T4"><text:tab/><text:tab/>Main content p : 1em</text:span></text:p>
      <text:p text:style-name="P7"/>
      <text:p text:style-name="P7"><text:tab/><text:tab/><text:span text:style-name="T4">Front page slider b</text:span>uttons: <text:span text:style-name="T3">Kelson sans, <text:s/>0.65em.</text:span></text:p>
      <text:p text:style-name="P7"><text:tab/><text:tab/><text:span text:style-name="T4"><text:tab/><text:tab/></text:span><text:tab/></text:p>
      <text:p text:style-name="P7"><text:span text:style-name="T5"><text:tab/><text:tab/>About me page web training b</text:span>utton<text:span text:style-name="T5">s</text:span>: <text:span text:style-name="T3">Kelson sans, 1em.</text:span></text:p>
      <text:p text:style-name="P7"/>
      <text:p text:style-name="P7"><text:tab/><text:tab/></text:p>
      <text:p text:style-name="P7"><text:soft-page-break/><text:span text:style-name="T6"><text:tab/><text:tab/>Portfolio page website showcase content: Kelson sans, 0.85em.</text:span></text:p>
      <text:p text:style-name="P11"><text:tab/><text:tab/><text:span text:style-name="T6">Portfolio page website showcase content H3: Kelson sans, 1em (inherited from main content).</text:span></text:p>
      <text:p text:style-name="P7"><text:tab/><text:tab/><text:span text:style-name="T7">Portfolio page visit website b</text:span>utton<text:span text:style-name="T5">s</text:span>: <text:span text:style-name="T3">Kelson sans, 0.9em, </text:span></text:p>
      <text:p text:style-name="P10"><text:tab/><text:tab/><text:span text:style-name="T10">Portfolio page Menuswitch button: Kelson sans 1.2em(120%)</text:span></text:p>
      <text:p text:style-name="P7"/>
      <text:p text:style-name="P7"><text:tab/><text:tab/><text:span text:style-name="T9">Contact page text: 0.75em (75%)</text:span></text:p>
      <text:p text:style-name="P7"><text:tab/><text:tab/></text:p>
      <text:p text:style-name="P7"><text:tab/><text:tab/>Blog Header <text:span text:style-name="T4">Logo</text:span>: <text:span text:style-name="T3">Kelson sans, 1.7em</text:span></text:p>
      <text:p text:style-name="P5"><text:tab/><text:tab/><text:span text:style-name="T4">Blog</text:span> post <text:span text:style-name="T9">text</text:span>: <text:span text:style-name="T3">Kelson sans, 0.9em</text:span></text:p>
      <text:p text:style-name="P5"><text:tab/><text:tab/><text:span text:style-name="T4">Blog post H3 : Kelsons sans, 1.2em</text:span></text:p>
      <text:p text:style-name="P7"><text:tab/><text:tab/><text:span text:style-name="T5">Blog post read more b</text:span>utton<text:span text:style-name="T5">s</text:span>: <text:span text:style-name="T3">Kelson sans, 0.8em.</text:span></text:p>
      <text:p text:style-name="P5"/>
      <text:p text:style-name="P5"><text:tab/><text:tab/><text:span text:style-name="T4">Sidebar: Kelson sans, 1em</text:span></text:p>
      <text:p text:style-name="P5"><text:tab/><text:tab/><text:span text:style-name="T5">Sidebar H2: Kelson sans, 1em</text:span></text:p>
      <text:p text:style-name="P5"><text:tab/><text:tab/></text:p>
      <text:p text:style-name="P4"><text:tab/><text:tab/><text:span text:style-name="T4">F</text:span>ooter: <text:span text:style-name="T3">Kelson sans, 0.9em</text:span></text:p>
      <text:p text:style-name="P4"/>
      <text:p text:style-name="P12">Buttons:<text:tab/><text:span text:style-name="T2">Navigation(Primary): width:162px, height:40px.</text:span></text:p>
      <text:p text:style-name="P7"><text:tab/><text:tab/><text:span text:style-name="T4">Search form b</text:span>utton: <text:span text:style-name="T3">width:64px, height: 32px</text:span></text:p>
      <text:p text:style-name="P7"><text:tab/><text:tab/><text:span text:style-name="T4">Front page slider b</text:span>uttons: <text:span text:style-name="T3"><text:s/>width:145px, height: 35px</text:span></text:p>
      <text:p text:style-name="P7"><text:tab/><text:tab/><text:span text:style-name="T5">About me page web training b</text:span>utton<text:span text:style-name="T5">s</text:span>: <text:span text:style-name="T3">width:131px, height: 35px.</text:span></text:p>
      <text:p text:style-name="P7"><text:tab/><text:tab/><text:span text:style-name="T7">Portfolio page visit website b</text:span>utton<text:span text:style-name="T5">s</text:span>: <text:span text:style-name="T3"><text:s/>width:125px, height: 36px.</text:span></text:p>
      <text:p text:style-name="P7"><text:tab/><text:tab/><text:span text:style-name="T5">Blog post read more b</text:span>utton<text:span text:style-name="T5">s</text:span>:<text:span text:style-name="T3"> width:100px, height: 28px</text:span></text:p>
      <text:p text:style-name="P7"><text:tab/><text:tab/><text:span text:style-name="T8">Contact form button: width:226px, height: 35px.</text:span></text:p>
      <text:p text:style-name="P7"><text:tab/><text:tab/><text:span text:style-name="T10">Portfolio page Menuswitch button: width:134px height:49px</text:span></text:p>
      <text:p text:style-name="P1"/>
      <text:p text:style-name="P1">Images:<text:tab/><text:tab/></text:p>
      <text:p text:style-name="P1"><text:tab/><text:tab/><text:span text:style-name="T10">Social media icons: width:25px height:26px.</text:span></text:p>
      <text:p text:style-name="P9"><text:tab/><text:tab/><text:span text:style-name="T6">Front page bxslider images : </text:span>Width:<text:span text:style-name="T6">435px, </text:span>Height:<text:span text:style-name="T6">294px</text:span></text:p>
      <text:p text:style-name="P1"><text:tab/><text:tab/><text:span text:style-name="T6">Front page main text slider images : </text:span>Width:<text:span text:style-name="T6">524px, </text:span>Height:<text:span text:style-name="T6">262px</text:span></text:p>
      <text:p text:style-name="P6"><text:tab/><text:tab/><text:span text:style-name="T6">Portfolio page website images : </text:span>Width:<text:span text:style-name="T6">470px, </text:span>Height:<text:span text:style-name="T6">320px</text:span></text:p>
      <text:p text:style-name="P6"><text:tab/><text:tab/></text:p>
      <text:p text:style-name="P1"/>
      <text:p text:style-name="P1"><text:tab/><text:tab/>Pinterest-friendly image formatting:<text:tab/></text:p>
      <text:p text:style-name="P1"><text:tab/><text:tab/><text:tab/><text:tab/><text:tab/><text:tab/><text:tab/>Colors:<text:tab/></text:p>
      <text:p text:style-name="P1"><text:tab/><text:tab/><text:tab/><text:tab/><text:tab/><text:tab/><text:tab/>Fonts:</text:p>
      <text:p text:style-name="P1"><text:tab/><text:tab/><text:tab/><text:tab/><text:tab/><text:tab/><text:tab/>Branding:</text:p>
      <text:p text:style-name="P1"><text:tab/><text:tab/>Images not to use:</text:p>
      <text:p text:style-name="P1"><text:tab/><text:tab/>Preferred image sourc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56:09.847000000</meta:creation-date>
    <dc:date>2015-05-14T13:00:32.684000000</dc:date>
    <meta:editing-duration>PT1H28M17S</meta:editing-duration>
    <meta:editing-cycles>10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76" meta:word-count="388" meta:character-count="2686" meta:non-whitespace-character-count="2190"/>
  </office:meta>
</office:document-meta>
</file>